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rsid="00169607" officeooo:paragraph-rsid="00169607"/>
    </style:style>
    <style:style style:name="P2" style:family="paragraph" style:parent-style-name="Standard">
      <style:text-properties officeooo:rsid="00169607" officeooo:paragraph-rsid="00169607"/>
    </style:style>
    <style:style style:name="P3" style:family="paragraph" style:parent-style-name="Standard">
      <style:text-properties fo:font-weight="normal" officeooo:rsid="00191c47" officeooo:paragraph-rsid="00191c47" style:font-weight-asian="normal" style:font-weight-complex="normal"/>
    </style:style>
    <style:style style:name="P4" style:family="paragraph" style:parent-style-name="Standard">
      <style:text-properties fo:font-weight="normal" officeooo:rsid="001998a6" officeooo:paragraph-rsid="001998a6" style:font-weight-asian="normal" style:font-weight-complex="normal"/>
    </style:style>
    <style:style style:name="P5" style:family="paragraph" style:parent-style-name="Standard">
      <style:text-properties fo:font-weight="normal" officeooo:rsid="001b258d" officeooo:paragraph-rsid="001b258d" style:font-weight-asian="normal" style:font-weight-complex="normal"/>
    </style:style>
    <style:style style:name="P6" style:family="paragraph" style:parent-style-name="Standard">
      <style:text-properties fo:font-weight="normal" officeooo:rsid="001b60ae" officeooo:paragraph-rsid="001b60ae" style:font-weight-asian="normal" style:font-weight-complex="normal"/>
    </style:style>
    <style:style style:name="P7" style:family="paragraph" style:parent-style-name="Standard">
      <style:text-properties fo:font-weight="normal" officeooo:rsid="001b60ae" officeooo:paragraph-rsid="001cc125" style:font-weight-asian="normal" style:font-weight-complex="normal"/>
    </style:style>
    <style:style style:name="P8" style:family="paragraph" style:parent-style-name="Standard">
      <style:text-properties fo:font-weight="normal" officeooo:rsid="0020a585" officeooo:paragraph-rsid="0020a585" style:font-weight-asian="normal" style:font-weight-complex="normal"/>
    </style:style>
    <style:style style:name="P9" style:family="paragraph" style:parent-style-name="Standard">
      <style:text-properties officeooo:rsid="001b43b7" officeooo:paragraph-rsid="001b43b7"/>
    </style:style>
    <style:style style:name="P10" style:family="paragraph" style:parent-style-name="Standard">
      <style:text-properties style:font-name="Times New Roman" fo:language="en" fo:country="GB" fo:font-weight="normal" officeooo:rsid="001b43b7" officeooo:paragraph-rsid="001b43b7" style:font-weight-asian="normal" style:font-name-complex="Times New Roman1" style:font-weight-complex="normal"/>
    </style:style>
    <style:style style:name="P11" style:family="paragraph" style:parent-style-name="Standard">
      <style:text-properties officeooo:rsid="0029bef2" officeooo:paragraph-rsid="0029bef2"/>
    </style:style>
    <style:style style:name="P12" style:family="paragraph" style:parent-style-name="Standard">
      <style:text-properties officeooo:rsid="002c8687" officeooo:paragraph-rsid="002c8687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Noto Sans Mono" fo:font-size="10pt" officeooo:paragraph-rsid="0025c01e" style:font-size-asian="10pt" style:font-size-complex="10pt"/>
    </style:style>
    <style:style style:name="P14" style:family="paragraph" style:parent-style-name="Text_20_body">
      <style:text-properties officeooo:rsid="0025c01e" officeooo:paragraph-rsid="0025c01e"/>
    </style:style>
    <style:style style:name="P15" style:family="paragraph" style:parent-style-name="Text_20_body">
      <style:text-properties officeooo:paragraph-rsid="0025c01e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paragraph-rsid="0025c01e"/>
    </style:style>
    <style:style style:name="P17" style:family="paragraph" style:parent-style-name="Preformatted_20_Text">
      <style:paragraph-properties fo:margin-left="0.9846in" fo:margin-right="0in" fo:text-indent="0in" style:auto-text-indent="false"/>
      <style:text-properties style:font-name="Liberation Serif" fo:font-size="12pt" officeooo:rsid="00358f10" officeooo:paragraph-rsid="00358f10" style:font-size-asian="12pt" style:font-size-complex="12pt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rsid="002b6c91" officeooo:paragraph-rsid="00337029" style:font-size-asian="12pt" style:font-size-complex="12pt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rsid="002b6c91" officeooo:paragraph-rsid="00358f10" style:font-size-asian="12pt" style:font-size-complex="12pt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style:font-name="Liberation Serif" fo:font-size="12pt" officeooo:rsid="002b6c91" officeooo:paragraph-rsid="00358f10" style:font-size-asian="12pt" style:font-size-complex="12pt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style:font-name="Liberation Serif" fo:font-size="12pt" officeooo:rsid="0034643e" officeooo:paragraph-rsid="0034643e" style:font-size-asian="12pt" style:font-size-complex="12pt"/>
    </style:style>
    <style:style style:name="P22" style:family="paragraph" style:parent-style-name="Text_20_body">
      <style:paragraph-properties fo:margin-left="0.4925in" fo:margin-right="0in" fo:text-indent="0in" style:auto-text-indent="false"/>
    </style:style>
    <style:style style:name="P23" style:family="paragraph" style:parent-style-name="Standard" style:list-style-name="L2">
      <style:text-properties style:font-name="Noto Sans Mono" fo:font-size="10pt" fo:font-style="normal" officeooo:rsid="002c8687" officeooo:paragraph-rsid="002c8687" style:font-size-asian="10pt" style:font-style-asian="normal" style:font-size-complex="10pt" style:font-style-complex="normal"/>
    </style:style>
    <style:style style:name="P24" style:family="paragraph" style:parent-style-name="Standard" style:list-style-name="L3">
      <style:text-properties fo:font-weight="normal" officeooo:rsid="00169607" officeooo:paragraph-rsid="00169607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169607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169607" officeooo:paragraph-rsid="0018755a" style:font-weight-asian="normal" style:font-weight-complex="normal"/>
    </style:style>
    <style:style style:name="P27" style:family="paragraph" style:parent-style-name="Standard" style:list-style-name="L6">
      <style:text-properties fo:font-weight="normal" officeooo:rsid="001b43b7" officeooo:paragraph-rsid="001b43b7" style:font-weight-asian="normal" style:font-weight-complex="normal"/>
    </style:style>
    <style:style style:name="P28" style:family="paragraph" style:parent-style-name="Standard" style:list-style-name="L8">
      <style:text-properties fo:font-weight="normal" officeooo:rsid="0020a585" officeooo:paragraph-rsid="0020a585" style:font-weight-asian="normal" style:font-weight-complex="normal"/>
    </style:style>
    <style:style style:name="P29" style:family="paragraph" style:parent-style-name="Standard" style:list-style-name="L9">
      <style:text-properties fo:font-weight="normal" officeooo:rsid="001998a6" officeooo:paragraph-rsid="001998a6" style:font-weight-asian="normal" style:font-weight-complex="normal"/>
    </style:style>
    <style:style style:name="P30" style:family="paragraph" style:parent-style-name="Standard" style:list-style-name="L5">
      <style:text-properties style:font-name="Times New Roman" fo:language="en" fo:country="GB" fo:font-weight="normal" officeooo:rsid="001b258d" officeooo:paragraph-rsid="001b258d" style:font-weight-asian="normal" style:font-name-complex="Times New Roman1" style:font-weight-complex="normal"/>
    </style:style>
    <style:style style:name="P31" style:family="paragraph" style:parent-style-name="Standard" style:list-style-name="L6">
      <style:text-properties style:font-name="Times New Roman" fo:language="en" fo:country="GB" fo:font-weight="normal" officeooo:rsid="001b43b7" officeooo:paragraph-rsid="001b43b7" style:font-weight-asian="normal" style:font-name-complex="Times New Roman1" style:font-weight-complex="normal"/>
    </style:style>
    <style:style style:name="P32" style:family="paragraph" style:parent-style-name="Standard" style:list-style-name="L6">
      <style:text-properties style:font-name="Times New Roman" fo:language="en" fo:country="GB" fo:font-weight="normal" officeooo:rsid="001e81ba" officeooo:paragraph-rsid="001e81ba" style:font-weight-asian="normal" style:font-name-complex="Times New Roman1" style:font-weight-complex="normal"/>
    </style:style>
    <style:style style:name="P33" style:family="paragraph" style:parent-style-name="Standard" style:list-style-name="L7" style:master-page-name="">
      <loext:graphic-properties draw:fill="none"/>
      <style:paragraph-properties style:page-number="auto" fo:background-color="transparent"/>
      <style:text-properties style:font-name="Times New Roman" fo:language="en" fo:country="GB" fo:font-weight="normal" officeooo:rsid="001cc125" officeooo:paragraph-rsid="001cc125" style:font-weight-asian="normal" style:font-name-complex="Times New Roman1" style:font-weight-complex="normal"/>
    </style:style>
    <style:style style:name="P34" style:family="paragraph" style:parent-style-name="Standard" style:list-style-name="L7">
      <loext:graphic-properties draw:fill="none"/>
      <style:paragraph-properties fo:background-color="transparent"/>
      <style:text-properties style:font-name="Times New Roman" fo:language="en" fo:country="GB" fo:font-weight="normal" officeooo:rsid="001cc125" officeooo:paragraph-rsid="001cc125" style:font-weight-asian="normal" style:font-name-complex="Times New Roman1" style:font-weight-complex="normal"/>
    </style:style>
    <style:style style:name="P35" style:family="paragraph" style:parent-style-name="Text_20_body" style:list-style-name="L1">
      <style:text-properties officeooo:paragraph-rsid="0025c01e"/>
    </style:style>
    <style:style style:name="P36" style:family="paragraph" style:parent-style-name="Text_20_body" style:list-style-name="L1">
      <style:text-properties officeooo:paragraph-rsid="00266484"/>
    </style:style>
    <style:style style:name="P37" style:family="paragraph" style:parent-style-name="Text_20_body">
      <style:paragraph-properties fo:margin-left="0.4925in" fo:margin-right="0in" fo:text-indent="0in" style:auto-text-indent="false"/>
      <style:text-properties style:font-name="Liberation Serif" fo:font-size="12pt" officeooo:rsid="0034643e" officeooo:paragraph-rsid="00358f1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607" style:font-weight-asian="bold" style:font-weight-complex="bold"/>
    </style:style>
    <style:style style:name="T3" style:family="text">
      <style:text-properties fo:font-weight="bold" officeooo:rsid="001998a6" style:font-weight-asian="bold" style:font-weight-complex="bold"/>
    </style:style>
    <style:style style:name="T4" style:family="text">
      <style:text-properties fo:font-weight="bold" officeooo:rsid="00266484" style:font-weight-asian="bold" style:font-weight-complex="bold"/>
    </style:style>
    <style:style style:name="T5" style:family="text">
      <style:text-properties fo:font-weight="bold" officeooo:rsid="00337029" style:font-weight-asian="bold" style:font-weight-complex="bold"/>
    </style:style>
    <style:style style:name="T6" style:family="text">
      <style:text-properties fo:font-weight="bold" officeooo:rsid="0029bef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8755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998a6"/>
    </style:style>
    <style:style style:name="T11" style:family="text">
      <style:text-properties fo:font-style="normal" fo:font-weight="normal" officeooo:rsid="0016960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91c4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69607" fo:background-color="#ffa6a6" loext:char-shading-value="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169607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191c47" style:font-style-asian="normal" style:font-weight-asian="normal" style:font-style-complex="normal" style:font-weight-complex="normal"/>
    </style:style>
    <style:style style:name="T16" style:family="text">
      <style:text-properties officeooo:rsid="001998a6"/>
    </style:style>
    <style:style style:name="T17" style:family="text">
      <style:text-properties style:font-name="Times New Roman" fo:language="en" fo:country="GB" style:font-name-complex="Times New Roman1"/>
    </style:style>
    <style:style style:name="T18" style:family="text">
      <style:text-properties style:font-name="Times New Roman" fo:language="en" fo:country="GB" officeooo:rsid="001b60ae" style:font-name-complex="Times New Roman1"/>
    </style:style>
    <style:style style:name="T19" style:family="text">
      <style:text-properties style:font-name="Times New Roman" fo:language="en" fo:country="GB" officeooo:rsid="001cc125" style:font-name-complex="Times New Roman1"/>
    </style:style>
    <style:style style:name="T20" style:family="text">
      <style:text-properties style:font-name="Times New Roman" fo:language="en" fo:country="GB" officeooo:rsid="001b258d" style:font-name-complex="Times New Roman1"/>
    </style:style>
    <style:style style:name="T21" style:family="text">
      <style:text-properties style:font-name="Times New Roman" fo:language="en" fo:country="GB" fo:font-weight="bold" style:font-weight-asian="bold" style:font-name-complex="Times New Roman1" style:font-weight-complex="bold"/>
    </style:style>
    <style:style style:name="T22" style:family="text">
      <style:text-properties style:font-name="Times New Roman" fo:language="en" fo:country="GB" fo:font-weight="normal" style:font-weight-asian="normal" style:font-name-complex="Times New Roman1" style:font-weight-complex="normal"/>
    </style:style>
    <style:style style:name="T23" style:family="text">
      <style:text-properties style:font-name="Times New Roman" fo:language="en" fo:country="GB" fo:font-weight="normal" officeooo:rsid="001b258d" style:font-weight-asian="normal" style:font-name-complex="Times New Roman1" style:font-weight-complex="normal"/>
    </style:style>
    <style:style style:name="T24" style:family="text">
      <style:text-properties style:font-name="Times New Roman" fo:language="en" fo:country="GB" style:text-underline-style="solid" style:text-underline-width="auto" style:text-underline-color="font-color" fo:font-weight="normal" officeooo:rsid="001b258d" style:font-weight-asian="normal" style:font-name-complex="Times New Roman1" style:font-weight-complex="normal"/>
    </style:style>
    <style:style style:name="T25" style:family="text">
      <style:text-properties style:font-name="Times New Roman" fo:language="en" fo:country="GB" style:text-underline-style="solid" style:text-underline-width="auto" style:text-underline-color="font-color" officeooo:rsid="001b258d" style:font-name-complex="Times New Roman1"/>
    </style:style>
    <style:style style:name="T26" style:family="text">
      <style:text-properties officeooo:rsid="001e81ba"/>
    </style:style>
    <style:style style:name="T27" style:family="text">
      <style:text-properties officeooo:rsid="0020752c"/>
    </style:style>
    <style:style style:name="T28" style:family="text">
      <style:text-properties officeooo:rsid="0023c485"/>
    </style:style>
    <style:style style:name="T29" style:family="text">
      <style:text-properties officeooo:rsid="0025c01e"/>
    </style:style>
    <style:style style:name="T30" style:family="text">
      <style:text-properties officeooo:rsid="00266484"/>
    </style:style>
    <style:style style:name="T31" style:family="text">
      <style:text-properties officeooo:rsid="0027805c"/>
    </style:style>
    <style:style style:name="T32" style:family="text">
      <style:text-properties officeooo:rsid="0029bef2"/>
    </style:style>
    <style:style style:name="T33" style:family="text">
      <style:text-properties officeooo:rsid="002a7536"/>
    </style:style>
    <style:style style:name="T34" style:family="text">
      <style:text-properties style:font-name="Noto Sans Mono" fo:font-size="10pt" style:font-size-asian="10pt" style:font-size-complex="10pt"/>
    </style:style>
    <style:style style:name="T35" style:family="text">
      <style:text-properties style:font-name="Noto Sans Mono" fo:font-size="10pt" officeooo:rsid="002ac812" style:font-size-asian="10pt" style:font-size-complex="10pt"/>
    </style:style>
    <style:style style:name="T36" style:family="text">
      <style:text-properties style:font-name="Noto Sans Mono" fo:font-size="10pt" officeooo:rsid="002fd120" style:font-size-asian="10pt" style:font-size-complex="10pt"/>
    </style:style>
    <style:style style:name="T37" style:family="text">
      <style:text-properties style:font-name="Noto Sans Mono" fo:font-size="10pt" officeooo:rsid="00337029" style:font-size-asian="10pt" style:font-size-complex="10pt"/>
    </style:style>
    <style:style style:name="T38" style:family="text">
      <style:text-properties style:font-name="Noto Sans Mono" fo:font-size="10pt" officeooo:rsid="0034643e" style:font-size-asian="10pt" style:font-size-complex="10pt"/>
    </style:style>
    <style:style style:name="T39" style:family="text">
      <style:text-properties officeooo:rsid="002ac812"/>
    </style:style>
    <style:style style:name="T40" style:family="text">
      <style:text-properties officeooo:rsid="002b6c91"/>
    </style:style>
    <style:style style:name="T41" style:family="text">
      <style:text-properties style:font-name="Liberation Serif" fo:font-size="12pt" style:font-size-asian="12pt" style:font-size-complex="12pt"/>
    </style:style>
    <style:style style:name="T42" style:family="text">
      <style:text-properties style:font-name="Liberation Serif" fo:font-size="12pt" officeooo:rsid="002df6b3" style:font-size-asian="12pt" style:font-size-complex="12pt"/>
    </style:style>
    <style:style style:name="T43" style:family="text">
      <style:text-properties officeooo:rsid="002fd120"/>
    </style:style>
    <style:style style:name="T44" style:family="text">
      <style:text-properties officeooo:rsid="0031e046"/>
    </style:style>
    <style:style style:name="T45" style:family="text">
      <style:text-properties officeooo:rsid="00337029"/>
    </style:style>
    <style:style style:name="T46" style:family="text">
      <style:text-properties style:font-name="Open Sans" officeooo:rsid="00358f10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034643e"/>
    </style:style>
    <style:style style:name="T49" style:family="text">
      <style:text-properties officeooo:rsid="00358f1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nnotation Guidelines as of 02.04.2024</text:h>
      <text:p text:style-name="Standard">1) <text:tab/><text:span text:style-name="T2">Study Type</text:span></text:p>
      <text:p text:style-name="Standard"><text:span text:style-name="T2"><text:tab/></text:span><text:span text:style-name="T11">Single Choice: select </text:span><text:span text:style-name="T14">exactly 1</text:span><text:span text:style-name="T11"> of the following, </text:span><text:span text:style-name="T13">choice hierarchy tbd</text:span></text:p>
      <text:list xml:id="list846103960" text:style-name="L3">
        <text:list-item>
          <text:p text:style-name="P24">Randomized-controlled Trial (RCT)</text:p>
        </text:list-item>
        <text:list-item>
          <text:p text:style-name="P24">Case Report</text:p>
        </text:list-item>
        <text:list-item>
          <text:p text:style-name="P25">Case Series</text:p>
        </text:list-item>
        <text:list-item>
          <text:p text:style-name="P25">Cohort Study</text:p>
        </text:list-item>
        <text:list-item>
          <text:p text:style-name="P25">Systematic Review/Meta Analysis</text:p>
        </text:list-item>
        <text:list-item>
          <text:p text:style-name="P25">Case Control Study</text:p>
        </text:list-item>
        <text:list-item>
          <text:p text:style-name="P25">Unknown: study type not mentioned/clear</text:p>
        </text:list-item>
        <text:list-item>
          <text:p text:style-name="P25">Other: study type is mentioned but none of the above</text:p>
          <text:p text:style-name="P25"/>
        </text:list-item>
      </text:list>
      <text:p text:style-name="P2"><text:span text:style-name="T7">2)<text:tab/></text:span><text:span text:style-name="T1">Substances</text:span></text:p>
      <text:p text:style-name="P2"><text:span text:style-name="T1"><text:tab/></text:span><text:span text:style-name="T12">Multiple Choice: select </text:span><text:span text:style-name="T15">1 or more</text:span><text:span text:style-name="T12"> of the following:</text:span></text:p>
      <text:list xml:id="list3999409139" text:style-name="L4">
        <text:list-item>
          <text:p text:style-name="P26">LSD</text:p>
        </text:list-item>
        <text:list-item>
          <text:p text:style-name="P26"><text:span text:style-name="T8">P</text:span>silocybin</text:p>
        </text:list-item>
        <text:list-item>
          <text:p text:style-name="P26"><text:span text:style-name="T8">M</text:span>escaline</text:p>
        </text:list-item>
        <text:list-item>
          <text:p text:style-name="P26">DMT</text:p>
        </text:list-item>
        <text:list-item>
          <text:p text:style-name="P26">5-MeO-DMT</text:p>
        </text:list-item>
        <text:list-item>
          <text:p text:style-name="P26">MDMA</text:p>
        </text:list-item>
        <text:list-item>
          <text:p text:style-name="P26"><text:span text:style-name="T8">K</text:span>etamine</text:p>
        </text:list-item>
        <text:list-item>
          <text:p text:style-name="P26"><text:span text:style-name="T8">I</text:span>bogaine</text:p>
        </text:list-item>
        <text:list-item>
          <text:p text:style-name="P26"><text:span text:style-name="T8">S</text:span>alvinorin A</text:p>
        </text:list-item>
      </text:list>
      <text:p text:style-name="P4"/>
      <text:p text:style-name="P4">3)<text:tab/><text:span text:style-name="T1">Application:</text:span></text:p>
      <text:p text:style-name="P4"><text:span text:style-name="T21"><text:tab/></text:span><text:span text:style-name="T17">Relates to the disease being treated with the psychedelic substance, e.g. anxiety disorder, <text:tab/>eating disorder ...</text:span></text:p>
      <text:p text:style-name="P4"><text:span text:style-name="T1"><text:tab/></text:span>Span Selection: Mark the relevant token(s) in the abstracts</text:p>
      <text:p text:style-name="P4"><text:tab/></text:p>
      <text:p text:style-name="P5">4)<text:tab/><text:span text:style-name="T1">Number of Participants</text:span></text:p>
      <text:p text:style-name="P5"><text:span text:style-name="T1"><text:tab/></text:span>Single Choice: select <text:span text:style-name="T9">exactly 1</text:span> of the following:</text:p>
      <text:list xml:id="list1377510368" text:style-name="L5">
        <text:list-item>
          <text:p text:style-name="P30">&lt;10</text:p>
        </text:list-item>
        <text:list-item>
          <text:p text:style-name="P30">11-50</text:p>
        </text:list-item>
        <text:list-item>
          <text:p text:style-name="P30">&gt;50</text:p>
        </text:list-item>
        <text:list-item>
          <text:p text:style-name="P30">Unknown: number of participants not mentioned</text:p>
          <text:p text:style-name="P30"/>
        </text:list-item>
      </text:list>
      <text:p text:style-name="P9"><text:span text:style-name="T22">5)<text:tab/></text:span><text:span text:style-name="T21">Sex of Participants</text:span></text:p>
      <text:p text:style-name="P9"><text:span text:style-name="T21"><text:tab/></text:span><text:span text:style-name="T23">Single Choice: select </text:span><text:span text:style-name="T24">exactly 1</text:span><text:span text:style-name="T23"> of the following:</text:span></text:p>
      <text:list xml:id="list3524152947" text:style-name="L6">
        <text:list-item>
          <text:p text:style-name="P31">Male</text:p>
        </text:list-item>
        <text:list-item>
          <text:p text:style-name="P31">Female</text:p>
        </text:list-item>
        <text:list-item>
          <text:p text:style-name="P32">Mixed: female and male participants</text:p>
        </text:list-item>
        <text:list-item>
          <text:p text:style-name="P27"><text:span text:style-name="T17">Unknown: </text:span><text:span text:style-name="T18">sex of participants not mentioned</text:span></text:p>
        </text:list-item>
      </text:list>
      <text:p text:style-name="P10"/>
      <text:p text:style-name="P6"><text:span text:style-name="T17">6)<text:tab/></text:span><text:span text:style-name="T21">Clinical Trial Phase (RCT)</text:span></text:p>
      <text:p text:style-name="P7"><text:span text:style-name="T21"><text:tab/></text:span><text:span text:style-name="T19">Single choice: </text:span><text:span text:style-name="T20">select </text:span><text:span text:style-name="T25">exactly 1</text:span><text:span text:style-name="T20"> of the following, </text:span><text:span text:style-name="T19">if several phases covered, select highest</text:span></text:p>
      <text:list xml:id="list992325192" text:style-name="L7">
        <text:list-item>
          <text:list>
            <text:list-item>
              <text:p text:style-name="P33">0</text:p>
            </text:list-item>
            <text:list-item>
              <text:p text:style-name="P34">1</text:p>
            </text:list-item>
            <text:list-item>
              <text:p text:style-name="P34">2</text:p>
            </text:list-item>
            <text:list-item>
              <text:p text:style-name="P34">3</text:p>
            </text:list-item>
            <text:list-item>
              <text:p text:style-name="P34"><text:soft-page-break/>4</text:p>
            </text:list-item>
            <text:list-item>
              <text:p text:style-name="P34">Unknown: <text:span text:style-name="T26">clinical trial phase unknown</text:span></text:p>
            </text:list-item>
            <text:list-item>
              <text:p text:style-name="P34">Not Applicable: <text:span text:style-name="T26">study type </text:span><text:span text:style-name="T27">does not include a clinical trial</text:span></text:p>
            </text:list-item>
          </text:list>
        </text:list-item>
      </text:list>
      <text:p text:style-name="P4"/>
      <text:p text:style-name="P8">7)<text:tab/><text:span text:style-name="T1">Adverse Events</text:span></text:p>
      <text:p text:style-name="P8"><text:tab/><text:span text:style-name="T16">Single Choice: select </text:span><text:span text:style-name="T10">exactly 1</text:span><text:span text:style-name="T16"> of the following</text:span></text:p>
      <text:list xml:id="list1846469782" text:style-name="L8">
        <text:list-item>
          <text:p text:style-name="P28">No adverse event(s) were reported</text:p>
        </text:list-item>
        <text:list-item>
          <text:p text:style-name="P28">Adverse event(s) were reported</text:p>
        </text:list-item>
        <text:list-item>
          <text:p text:style-name="P28">No reporting of adverse event(s)</text:p>
        </text:list-item>
        <text:list-item>
          <text:p text:style-name="P28">Not Applicable</text:p>
        </text:list-item>
      </text:list>
      <text:p text:style-name="P8"><text:tab/><text:tab/></text:p>
      <text:p text:style-name="P3"><text:span text:style-name="T16">8</text:span>)<text:tab/><text:span text:style-name="T1">Conclusion</text:span></text:p>
      <text:p text:style-name="P3"><text:span text:style-name="T3"><text:tab/></text:span><text:span text:style-name="T16">Single Choice: select </text:span><text:span text:style-name="T10">exactly 1</text:span><text:span text:style-name="T16"> of the following</text:span></text:p>
      <text:list xml:id="list3185739049" text:style-name="L9">
        <text:list-item>
          <text:p text:style-name="P29">Positive</text:p>
        </text:list-item>
        <text:list-item>
          <text:p text:style-name="P29">Negative</text:p>
        </text:list-item>
        <text:list-item>
          <text:p text:style-name="P29">Neutral</text:p>
        </text:list-item>
        <text:list-item>
          <text:p text:style-name="P29">Mixed: both negative and positive conclusion</text:p>
        </text:list-item>
        <text:list-item>
          <text:p text:style-name="P29">Unknown: no conclus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69607" officeooo:paragraph-rsid="0016960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uthor: Vera Bernhard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9:52:31.154285966</meta:creation-date>
    <dc:date>2024-04-04T14:17:39.118501158</dc:date>
    <meta:editing-duration>PT1H25M31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2" meta:paragraph-count="64" meta:word-count="278" meta:character-count="1558" meta:non-whitespace-character-count="1368"/>
  </office:meta>
</office:document-meta>
</file>